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text-properties fo:font-size="10pt" fo:font-style="normal" style:text-underline-style="none" fo:font-weight="normal" officeooo:rsid="0006d038" officeooo:paragraph-rsid="0006d038"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font-style="normal" style:text-underline-style="none" fo:font-weight="normal" officeooo:rsid="001521e8" officeooo:paragraph-rsid="001521e8"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font-style="normal" style:text-underline-style="none" fo:font-weight="normal" officeooo:paragraph-rsid="001521e8"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font-style="normal" style:text-underline-style="none" fo:font-weight="normal" officeooo:rsid="0006d038" officeooo:paragraph-rsid="0006d038" style:font-size-asian="10pt" style:font-style-asian="normal" style:font-weight-asian="normal" style:font-size-complex="10pt" style:font-style-complex="normal" style:font-weight-complex="normal"/>
    </style:style>
    <style:style style:name="P6" style:family="paragraph" style:parent-style-name="Standard">
      <style:text-properties fo:font-size="10pt" officeooo:paragraph-rsid="001521e8" style:font-size-asian="10pt" style:font-size-complex="10pt"/>
    </style:style>
    <style:style style:name="P7" style:family="paragraph" style:parent-style-name="Standard">
      <style:text-properties fo:font-size="10pt" officeooo:rsid="00159adf" officeooo:paragraph-rsid="00159adf" style:font-size-asian="10pt" style:font-size-complex="10pt"/>
    </style:style>
    <style:style style:name="P8" style:family="paragraph" style:parent-style-name="Standard">
      <style:text-properties fo:font-size="10pt" officeooo:rsid="0016f991" officeooo:paragraph-rsid="0016f991" style:font-size-asian="10pt" style:font-size-complex="10pt"/>
    </style:style>
    <style:style style:name="P9" style:family="paragraph" style:parent-style-name="Standard">
      <style:text-properties officeooo:paragraph-rsid="0006d038"/>
    </style:style>
    <style:style style:name="P10" style:family="paragraph" style:parent-style-name="Standard">
      <style:text-properties officeooo:paragraph-rsid="0004f792"/>
    </style:style>
    <style:style style:name="P11" style:family="paragraph" style:parent-style-name="Standard">
      <style:text-properties officeooo:paragraph-rsid="001521e8"/>
    </style:style>
    <style:style style:name="T1" style:family="text">
      <style:text-properties style:text-position="super 58%" fo:font-size="10pt" fo:font-style="normal" style:text-underline-style="none" fo:font-weight="normal" officeooo:rsid="000f0938" style:font-size-asian="10pt" style:font-style-asian="normal" style:font-weight-asian="normal" style:font-size-complex="10pt" style:font-style-complex="normal" style:font-weight-complex="normal"/>
    </style:style>
    <style:style style:name="T2" style:family="text">
      <style:text-properties style:text-position="super 58%" officeooo:rsid="00136abe"/>
    </style:style>
    <style:style style:name="T3" style:family="text">
      <style:text-properties officeooo:rsid="0008c3cf"/>
    </style:style>
    <style:style style:name="T4" style:family="text">
      <style:text-properties officeooo:rsid="000a19cc"/>
    </style:style>
    <style:style style:name="T5"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none" fo:font-weight="normal" officeooo:rsid="000f0938" style:font-size-asian="10pt" style:font-style-asian="normal" style:font-weight-asian="normal" style:font-size-complex="10pt" style:font-style-complex="normal" style:font-weight-complex="normal"/>
    </style:style>
    <style:style style:name="T7" style:family="text">
      <style:text-properties fo:font-size="10pt" fo:font-style="normal" style:text-underline-style="none" fo:font-weight="normal" officeooo:rsid="00031b46" style:font-size-asian="10pt" style:font-style-asian="normal" style:font-weight-asian="normal" style:font-size-complex="10pt" style:font-style-complex="normal" style:font-weight-complex="normal"/>
    </style:style>
    <style:style style:name="T8" style:family="text">
      <style:text-properties fo:font-size="10pt" fo:font-style="normal" style:text-underline-style="none" fo:font-weight="normal" officeooo:rsid="0008c3cf" style:font-size-asian="10pt" style:font-style-asian="normal" style:font-weight-asian="normal" style:font-size-complex="10pt" style:font-style-complex="normal" style:font-weight-complex="normal"/>
    </style:style>
    <style:style style:name="T9" style:family="text">
      <style:text-properties fo:font-size="10pt" fo:font-style="normal" style:text-underline-style="none" fo:font-weight="normal" officeooo:rsid="000c6d97" style:font-size-asian="10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06d038" style:font-size-asian="10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1521e8" style:font-size-asian="10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159adf" style:font-size-asian="10pt" style:font-style-asian="normal" style:font-weight-asian="normal" style:font-size-complex="10pt"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0f0938" style:font-style-asian="normal" style:font-weight-asian="normal" style:font-style-complex="normal" style:font-weight-complex="normal"/>
    </style:style>
    <style:style style:name="T15" style:family="text">
      <style:text-properties fo:font-style="normal" style:text-underline-style="none" fo:font-weight="normal" officeooo:rsid="0006d038" style:font-style-asian="normal" style:font-weight-asian="normal" style:font-style-complex="normal" style:font-weight-complex="normal"/>
    </style:style>
    <style:style style:name="T16" style:family="text">
      <style:text-properties fo:font-style="normal" style:text-underline-style="none" fo:font-weight="normal" officeooo:rsid="001521e8" style:font-style-asian="normal" style:font-weight-asian="normal" style:font-style-complex="normal" style:font-weight-complex="normal"/>
    </style:style>
    <style:style style:name="T17" style:family="text">
      <style:text-properties fo:font-style="normal" style:text-underline-style="none" fo:font-weight="normal" officeooo:rsid="0016f991" style:font-style-asian="normal" style:font-weight-asian="normal" style:font-style-complex="normal" style:font-weight-complex="normal"/>
    </style:style>
    <style:style style:name="T18" style:family="text">
      <style:text-properties officeooo:rsid="0010d720"/>
    </style:style>
    <style:style style:name="T19" style:family="text">
      <style:text-properties officeooo:rsid="00136abe"/>
    </style:style>
    <style:style style:name="T20" style:family="text">
      <style:text-properties officeooo:rsid="001521e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04"/><text:span text:style-name="T3">Jonalyn Dolendo</text:span></text:p>
      <text:p text:style-name="P1"><text:s text:c="104"/>23 Brookside, Burbage</text:p>
      <text:p text:style-name="P1"><text:s text:c="104"/>Hinckley</text:p>
      <text:p text:style-name="P1"><text:s text:c="104"/>Leicestershire</text:p>
      <text:p text:style-name="P1"><text:s text:c="104"/>LE10 2TG</text:p>
      <text:p text:style-name="P1"><text:s text:c="104"/>mobile: 07957 613052</text:p>
      <text:p text:style-name="P1"><text:tab/><text:tab/><text:tab/><text:tab/><text:tab/><text:tab/><text:tab/> <text:s text:c="3"/><text:span text:style-name="T19">4</text:span><text:span text:style-name="T2">th</text:span><text:span text:style-name="T19"> October</text:span><text:span text:style-name="T4"> 2023</text:span></text:p>
      <text:p text:style-name="P1"/>
      <text:p text:style-name="P1"/>
      <text:p text:style-name="P1"/>
      <text:p text:style-name="P1"/>
      <text:p text:style-name="P1"/>
      <text:p text:style-name="P1"/>
      <text:p text:style-name="P1"/>
      <text:p text:style-name="P3">Practice Manager</text:p>
      <text:p text:style-name="P3">Burbage Surgery</text:p>
      <text:p text:style-name="P3">Tilton Road</text:p>
      <text:p text:style-name="P4"><text:span text:style-name="T20">Burbage</text:span></text:p>
      <text:p text:style-name="P1">Leicestershire LE10 <text:span text:style-name="T20">2SE</text:span></text:p>
      <text:p text:style-name="P1"/>
      <text:p text:style-name="P1"/>
      <text:p text:style-name="P1"/>
      <text:p text:style-name="P1"/>
      <text:p text:style-name="P1"/>
      <text:p text:style-name="P1"/>
      <text:p text:style-name="P1">Dear sir madam,</text:p>
      <text:p text:style-name="P1"/>
      <text:p text:style-name="P1"/>
      <text:p text:style-name="P1"/>
      <text:p text:style-name="P10"><text:span text:style-name="T6">My </text:span><text:span text:style-name="T11">name is Jonalyn Grabillos Dolendo <text:s/>and I have been</text:span><text:span text:style-name="T5"> stay</text:span><text:span text:style-name="T8">ing</text:span><text:span text:style-name="T5"> </text:span><text:span text:style-name="T11">permanently </text:span><text:span text:style-name="T7">at the above address </text:span><text:span text:style-name="T11">with my partner Robert Baptie</text:span><text:span text:style-name="T5"> since 19/09/2023. </text:span><text:span text:style-name="T11">Robert is a member of <text:s/>the Burbage Surgery. We have a date of marriage set for </text:span><text:span text:style-name="T6">13</text:span><text:span text:style-name="T1">th</text:span><text:span text:style-name="T6"> February 2024.</text:span></text:p>
      <text:p text:style-name="P10"><text:span text:style-name="T6"/></text:p>
      <text:p text:style-name="P11"><text:span text:style-name="T6">I </text:span><text:span text:style-name="T11">have been added to the council tax information at the above address but as of yet Hinckley and Bosworth Borough Council have not responded to the application we have made regarding my addition to the tenancy agreement.Until I get this confirmation I am unable to get </text:span><text:span text:style-name="T12">my name on the letterhead of a council tax demand. In addition I am not able to get my name added to</text:span><text:span text:style-name="T11"> the utility </text:span><text:span text:style-name="T12">bills</text:span><text:span text:style-name="T11"> either </text:span><text:span text:style-name="T12">in</text:span><text:span text:style-name="T11"> my name or into joint names. I am unable to open bank and even bank savings accounts it seems without their green light on my being added to the tenancy agreement.</text:span></text:p>
      <text:p text:style-name="P1"/>
      <text:p text:style-name="P6"><text:span text:style-name="T16">I have</text:span><text:span text:style-name="T15"> a NRPF (No </text:span><text:span text:style-name="T14">R</text:span><text:span text:style-name="T15">ecourse </text:span><text:span text:style-name="T14">To P</text:span><text:span text:style-name="T15">ublic </text:span><text:span text:style-name="T14">F</text:span><text:span text:style-name="T15">unds), immigration notice in </text:span><text:span text:style-name="T16">my</text:span><text:span text:style-name="T15"> passport. A copy of </text:span><text:span text:style-name="T16">my</text:span><text:span text:style-name="T15"> passport and </text:span><text:span text:style-name="T16">immigration</text:span><text:span text:style-name="T15"> visa is included along with this communication.</text:span></text:p>
      <text:p text:style-name="P6"><text:span text:style-name="T15"/></text:p>
      <text:p text:style-name="P7"><text:span text:style-name="T15">I</text:span><text:span text:style-name="T13">t is my hope that despite the lack of most of the information you require </text:span><text:span text:style-name="T17">in order to ssertain pertinant information on about me </text:span><text:span text:style-name="T13">you will be able to enlist me as a member of the Burbage Surgery.</text:span></text:p>
      <text:p text:style-name="P7"><text:span text:style-name="T13"/></text:p>
      <text:p text:style-name="P8"><text:span text:style-name="T13">At the time the written information becomes available, over the next several months, I will make you aware of it</text:span></text:p>
      <text:p text:style-name="P6"><text:span text:style-name="T15"><text:s/>. </text:span></text:p>
      <text:p text:style-name="P9"><text:span text:style-name="T9">For f</text:span><text:span text:style-name="T10">urther questions </text:span><text:span text:style-name="T9">or information </text:span><text:span text:style-name="T11">I</text:span><text:span text:style-name="T6"> can be reached at the above address.</text:span></text:p>
      <text:p text:style-name="P2"/>
      <text:p text:style-name="P2"/>
      <text:p text:style-name="P2"/>
      <text:p text:style-name="P2"/>
      <text:p text:style-name="P2">Sinc<text:span text:style-name="T18">er</text:span>ely</text:p>
      <text:p text:style-name="P2"/>
      <text:p text:style-name="P2"/>
      <text:p text:style-name="P2"/>
      <text:p text:style-name="P2"/>
      <text:p text:style-name="P2"/>
      <text:p text:style-name="P2"/>
      <text:p text:style-name="P2">Jonalyn Dolen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09:53:02.123478069</meta:creation-date>
    <dc:date>2023-10-04T11:51:46.885530370</dc:date>
    <meta:editing-duration>PT1H14M20S</meta:editing-duration>
    <meta:editing-cycles>14</meta:editing-cycles>
    <meta:generator>LibreOffice/6.4.7.2$Linux_X86_64 LibreOffice_project/40$Build-2</meta:generator>
    <meta:print-date>2023-10-04T11:24:20.926401117</meta:print-date>
    <meta:document-statistic meta:table-count="0" meta:image-count="0" meta:object-count="0" meta:page-count="1" meta:paragraph-count="22" meta:word-count="278" meta:character-count="2200" meta:non-whitespace-character-count="1305"/>
  </office:meta>
</office:document-meta>
</file>